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2in"/>
    </style:style>
    <style:style style:name="Table1.B" style:family="table-column">
      <style:table-column-properties style:column-width="2.3625in"/>
    </style:style>
    <style:style style:name="Table1.C" style:family="table-column">
      <style:table-column-properties style:column-width="3.362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1">
      <style:paragraph-properties fo:margin-top="0in" fo:margin-bottom="0in"/>
    </style:style>
    <style:style style:name="P9" style:family="paragraph" style:parent-style-name="Text_20_body" style:list-style-name="L2">
      <style:paragraph-properties fo:margin-top="0in" fo:margin-bottom="0in"/>
    </style:style>
    <style:style style:name="P10" style:family="paragraph" style:parent-style-name="Text_20_body" style:list-style-name="L3">
      <style:paragraph-properties fo:margin-top="0in" fo:margin-bottom="0in"/>
    </style:style>
    <style:style style:name="P11" style:family="paragraph" style:parent-style-name="Text_20_body" style:list-style-name="L4">
      <style:paragraph-properties fo:margin-top="0in" fo:margin-bottom="0in"/>
    </style:style>
    <style:style style:name="P12" style:family="paragraph" style:parent-style-name="Text_20_body" style:list-style-name="L5">
      <style:paragraph-properties fo:margin-top="0in" fo:margin-bottom="0in"/>
    </style:style>
    <style:style style:name="P13" style:family="paragraph" style:parent-style-name="Text_20_body" style:list-style-name="L6">
      <style:paragraph-properties fo:margin-top="0in" fo:margin-bottom="0in"/>
    </style:style>
    <style:style style:name="P14" style:family="paragraph" style:parent-style-name="Text_20_body" style:list-style-name="L7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3" text:outline-level="3">1. <text:span text:style-name="Strong_20_Emphasis">Bootstrapping</text:span></text:h>
      <text:list xml:id="list8180582742183637547" text:style-name="L1">
        <text:list-item>
          <text:p text:style-name="P8">Bootstrapping is a statistical technique used to create multiple subsets of data from a single dataset.</text:p>
        </text:list-item>
        <text:list-item>
          <text:p text:style-name="P8">Imagine you have a deck of cards, and you want to create new decks by randomly picking cards one by one, putting each card back into the deck after picking (this is called <text:span text:style-name="Emphasis">sampling with replacement</text:span>). So, some cards might appear multiple times, while others might not appear at all.</text:p>
        </text:list-item>
        <text:list-item>
          <text:p text:style-name="P1">In machine learning, this process is used to create different "training datasets" from the original dataset. Each subset can then be used to train different models.</text:p>
        </text:list-item>
      </text:list>
      <text:h text:style-name="Heading_20_3" text:outline-level="3">2. <text:span text:style-name="Strong_20_Emphasis">Bagging</text:span> (Bootstrap Aggregating)</text:h>
      <text:list xml:id="list753455552610489845" text:style-name="L2">
        <text:list-item>
          <text:p text:style-name="P9">Bagging builds on bootstrapping and combines multiple models to improve the overall performance.</text:p>
        </text:list-item>
        <text:list-item>
          <text:p text:style-name="P9">Using the bootstrapped subsets, separate models are trained on each subset. For example, you train multiple decision trees, each on a different subset of the data.</text:p>
        </text:list-item>
        <text:list-item>
          <text:p text:style-name="P2">After training, when it’s time to make predictions, all the models vote (for classification) or average their results (for regression). This combination often reduces errors and improves stability.</text:p>
        </text:list-item>
      </text:list>
      <text:h text:style-name="Heading_20_3" text:outline-level="3"><text:span text:style-name="Strong_20_Emphasis">How Random Forest Uses Bootstrapping and Bagging</text:span></text:h>
      <text:list xml:id="list2118304555148007830" text:style-name="L3">
        <text:list-item>
          <text:p text:style-name="P10"><text:span text:style-name="Strong_20_Emphasis">Random Forest</text:span> is a popular ensemble learning method that uses both bootstrapping and bagging:</text:p>
          <text:list>
            <text:list-item>
              <text:p text:style-name="P10"><text:span text:style-name="Strong_20_Emphasis">Bootstrapping</text:span>: Random subsets of the training data are created to train each tree in the forest.</text:p>
            </text:list-item>
            <text:list-item>
              <text:p text:style-name="P3"><text:span text:style-name="Strong_20_Emphasis">Bagging</text:span>: Once all the trees are trained, their predictions are combined (majority vote or averaging) to make the final prediction.</text:p>
            </text:list-item>
          </text:list>
        </text:list-item>
      </text:list>
      <text:p text:style-name="Text_20_body">This makes Random Forest robust, less prone to overfitting, and good at handling complex data.</text:p>
      <text:p text:style-name="Standard"/>
      <text:p text:style-name="Standard"/>
      <text:h text:style-name="Heading_20_3" text:outline-level="3"><text:span text:style-name="Strong_20_Emphasis">Boosting</text:span> – Simple Terms Explanation</text:h>
      <text:p text:style-name="Text_20_body">Boosting is another ensemble learning technique, but it works very differently from bagging. Here's how it works, step by step:</text:p>
      <text:p text:style-name="Standard"/>
      <text:h text:style-name="Heading_20_3" text:outline-level="3"><text:span text:style-name="Strong_20_Emphasis">1. Core Idea</text:span></text:h>
      <text:list xml:id="list2322279625338876908" text:style-name="L4">
        <text:list-item>
          <text:p text:style-name="P11">Boosting <text:span text:style-name="Strong_20_Emphasis">builds models sequentially</text:span>, where each new model tries to correct the mistakes made by the previous models.</text:p>
        </text:list-item>
        <text:list-item>
          <text:p text:style-name="P4">It focuses more on the "hard" cases—examples where the earlier models struggled to make accurate predictions.</text:p>
        </text:list-item>
      </text:list>
      <text:p text:style-name="Standard"/>
      <text:p text:style-name="Standard"/>
      <text:p text:style-name="Standard"><text:soft-page-break/></text:p>
      <text:h text:style-name="Heading_20_3" text:outline-level="3"><text:span text:style-name="Strong_20_Emphasis">2. How It Works</text:span></text:h>
      <text:p text:style-name="Text_20_body">Imagine you are teaching a class, and some students (data points) are struggling more than others. Boosting is like focusing more attention on those students while revisiting the lessons to improve their understanding.</text:p>
      <text:p text:style-name="Text_20_body">Here’s the process in boosting:</text:p>
      <text:list xml:id="list7085279250446896669" text:style-name="L5">
        <text:list-item>
          <text:p text:style-name="P12"><text:span text:style-name="Strong_20_Emphasis">Train a weak model</text:span> (e.g., a simple decision tree) on the entire dataset.</text:p>
        </text:list-item>
        <text:list-item>
          <text:p text:style-name="P12"><text:span text:style-name="Strong_20_Emphasis">Identify errors</text:span> made by this model.</text:p>
          <text:list>
            <text:list-item>
              <text:p text:style-name="P12">Increase the importance (or weight) of the data points it got wrong, so the next model pays more attention to them.</text:p>
            </text:list-item>
          </text:list>
        </text:list-item>
        <text:list-item>
          <text:p text:style-name="P12"><text:span text:style-name="Strong_20_Emphasis">Train another weak model</text:span> on the adjusted data, focusing more on the difficult examples.</text:p>
        </text:list-item>
        <text:list-item>
          <text:p text:style-name="P12"><text:span text:style-name="Strong_20_Emphasis">Repeat this process</text:span> for several iterations, building a sequence of models.</text:p>
        </text:list-item>
        <text:list-item>
          <text:p text:style-name="P5">Finally, <text:span text:style-name="Strong_20_Emphasis">combine the predictions</text:span> of all the models, often by weighted averaging or voting.</text:p>
        </text:list-item>
      </text:list>
      <text:p text:style-name="Standard"/>
      <text:h text:style-name="Heading_20_3" text:outline-level="3"><text:span text:style-name="Strong_20_Emphasis">3. Key Features</text:span></text:h>
      <text:list xml:id="list5399701921676502182" text:style-name="L6">
        <text:list-item>
          <text:p text:style-name="P13"><text:span text:style-name="Strong_20_Emphasis">Sequential Learning</text:span>: Models are built one after the other, each correcting the errors of the previous one.</text:p>
        </text:list-item>
        <text:list-item>
          <text:p text:style-name="P13"><text:span text:style-name="Strong_20_Emphasis">Weighted Importance</text:span>: Data points that are harder to predict are given more importance in subsequent models.</text:p>
        </text:list-item>
        <text:list-item>
          <text:p text:style-name="P6"><text:span text:style-name="Strong_20_Emphasis">Final Combination</text:span>: The models' predictions are combined to make a stronger final prediction.</text:p>
        </text:list-item>
      </text:list>
      <text:p text:style-name="Standard"/>
      <text:h text:style-name="Heading_20_3" text:outline-level="3"><text:span text:style-name="Strong_20_Emphasis">Common Boosting Algorithms</text:span></text:h>
      <text:list xml:id="list1814189517896333237" text:style-name="L7">
        <text:list-item>
          <text:p text:style-name="P7"><text:span text:style-name="Strong_20_Emphasis">AdaBoost (Adaptive Boosting)</text:span>:</text:p>
          <text:list>
            <text:list-item>
              <text:p text:style-name="P14">Starts with a simple model (like a decision tree).</text:p>
            </text:list-item>
            <text:list-item>
              <text:p text:style-name="P14">Misclassified points are given higher weights for the next model.</text:p>
            </text:list-item>
            <text:list-item>
              <text:p text:style-name="P14">Final prediction is based on a weighted vote of all models.</text:p>
            </text:list-item>
          </text:list>
        </text:list-item>
        <text:list-item>
          <text:p text:style-name="P7"><text:span text:style-name="Strong_20_Emphasis">Gradient Boosting</text:span>:</text:p>
          <text:list>
            <text:list-item>
              <text:p text:style-name="P14">Instead of adjusting weights explicitly, it minimizes the errors (or "residuals") of the previous model using gradients.</text:p>
            </text:list-item>
            <text:list-item>
              <text:p text:style-name="P14">Models are trained sequentially to correct the residuals.</text:p>
            </text:list-item>
            <text:list-item>
              <text:p text:style-name="P14">Used in popular implementations like <text:span text:style-name="Strong_20_Emphasis">XGBoost, LightGBM, and CatBoost</text:span>.</text:p>
            </text:list-item>
          </text:list>
        </text:list-item>
        <text:list-item>
          <text:p text:style-name="P7"><text:span text:style-name="Strong_20_Emphasis">Extreme Gradient Boosting (XGBoost)</text:span>:</text:p>
          <text:list>
            <text:list-item>
              <text:p text:style-name="P7">An optimized and fast implementation of Gradient Boosting, with advanced features like regularization to prevent overfitting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3" text:outline-level="3"><text:span text:style-name="Strong_20_Emphasis">Bagging vs. Boosting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Aspect</text:span></text:p>
            </table:table-cell>
            <table:table-cell table:style-name="Table1.A1" office:value-type="string">
              <text:p text:style-name="Table_20_Heading"><text:span text:style-name="Strong_20_Emphasis">Bagging (e.g., Random Forest)</text:span></text:p>
            </table:table-cell>
            <table:table-cell table:style-name="Table1.A1" office:value-type="string">
              <text:p text:style-name="Table_20_Heading"><text:span text:style-name="Strong_20_Emphasis">Boosting (e.g., AdaBoost, XGBoost)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Model Training</text:span></text:p>
          </table:table-cell>
          <table:table-cell table:style-name="Table1.A1" office:value-type="string">
            <text:p text:style-name="Table_20_Contents">Models are trained <text:span text:style-name="Strong_20_Emphasis">independently</text:span> (in parallel).</text:p>
          </table:table-cell>
          <table:table-cell table:style-name="Table1.A1" office:value-type="string">
            <text:p text:style-name="Table_20_Contents">Models are trained <text:span text:style-name="Strong_20_Emphasis">sequentially</text:span> (one after another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ocus</text:span></text:p>
          </table:table-cell>
          <table:table-cell table:style-name="Table1.A1" office:value-type="string">
            <text:p text:style-name="Table_20_Contents">Reduces <text:span text:style-name="Strong_20_Emphasis">variance</text:span> by averaging multiple models.</text:p>
          </table:table-cell>
          <table:table-cell table:style-name="Table1.A1" office:value-type="string">
            <text:p text:style-name="Table_20_Contents">Reduces <text:span text:style-name="Strong_20_Emphasis">bias</text:span> by focusing on hard-to-predict example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mplexity</text:span></text:p>
          </table:table-cell>
          <table:table-cell table:style-name="Table1.A1" office:value-type="string">
            <text:p text:style-name="Table_20_Contents">Simple to train and parallelize.</text:p>
          </table:table-cell>
          <table:table-cell table:style-name="Table1.A1" office:value-type="string">
            <text:p text:style-name="Table_20_Contents">Computationally more intensive due to sequential learning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isk of Overfitting</text:span></text:p>
          </table:table-cell>
          <table:table-cell table:style-name="Table1.A1" office:value-type="string">
            <text:p text:style-name="Table_20_Contents">Lower (if using enough trees).</text:p>
          </table:table-cell>
          <table:table-cell table:style-name="Table1.A1" office:value-type="string">
            <text:p text:style-name="Table_20_Contents">Higher, but modern boosting techniques like regularization help control it.</text:p>
          </table:table-cell>
        </table:table-row>
      </table:table>
      <text:p text:style-name="Standard"/>
      <text:p text:style-name="Standard"/>
      <text:h text:style-name="Heading_20_3" text:outline-level="3"><text:span text:style-name="Strong_20_Emphasis">Why Boosting Works</text:span></text:h>
      <text:p text:style-name="Text_20_body">Boosting creates a strong model by combining many weak models, each correcting the weaknesses of the previous ones. It’s particularly good at handling complex datasets and capturing subtle patterns.</text:p>
      <text:p text:style-name="Text_20_body">However, because of its focus on hard examples, boosting can sometimes overfit noisy data. Proper tuning and techniques (like early stopping and regularization) are essential to make it work effectively.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4-12-10T16:23:06.85</meta:creation-date>
    <meta:document-statistic meta:table-count="1" meta:image-count="0" meta:object-count="0" meta:page-count="3" meta:paragraph-count="61" meta:word-count="725" meta:character-count="4614"/>
    <dc:date>2024-12-10T16:25:40.50</dc:date>
    <dc:creator>Akram MTir</dc:creator>
    <meta:editing-duration>PT2M33S</meta:editing-duration>
    <meta:editing-cycles>1</meta:editing-cycles>
    <meta:generator>OpenOffice/4.1.11$Win32 OpenOffice.org_project/4111m1$Build-9808</meta:generator>
  </office:meta>
</office:document-meta>
</file>